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81.81pt"/>
    </style:style>
    <style:style style:name="co1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5" table:default-cell-style-name="ce3"/>
        <table:table-column table:style-name="co14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target_clustered_silverware</text:p>
          </table:table-cell>
          <table:table-cell table:style-name="ce2" office:value-type="string" calcext:value-type="string">
            <text:p>objects_clustered_silverware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drawers</text:p>
          </table:table-cell>
          <table:table-cell table:style-name="Default"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/>
          <table:table-cell office:value-type="string" calcext:value-type="string">
            <text:p>p,o,c,g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/>
          <table:table-cell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723" calcext:value-type="float">
            <text:p>0.723</text:p>
          </table:table-cell>
          <table:table-cell table:formula="of:=LEN([.E3])" office:value-type="float" office:value="6" calcext:value-type="float">
            <text:p>6</text:p>
          </table:table-cell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/>
          <table:table-cell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605" calcext:value-type="float">
            <text:p>0.605</text:p>
          </table:table-cell>
          <table:table-cell table:formula="of:=LEN([.E4])" office:value-type="float" office:value="4" calcext:value-type="float">
            <text:p>4</text:p>
          </table:table-cell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</text:p>
          </table:table-cell>
          <table:table-cell table:style-name="Default"/>
          <table:table-cell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table:style-name="Default"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.806" calcext:value-type="float">
            <text:p>0.806</text:p>
          </table:table-cell>
          <table:table-cell table:formula="of:=LEN([.E5])" office:value-type="float" office:value="9" calcext:value-type="float">
            <text:p>9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/>
          <table:table-cell office:value-type="string" calcext:value-type="string">
            <text:p>w,p,t,g,z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/>
          <table:table-cell office:value-type="string" calcext:value-type="string">
            <text:p>p,w,z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/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/>
          <table:table-cell office:value-type="string" calcext:value-type="string">
            <text:p>c,o,p,z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9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/>
          <table:table-cell office:value-type="string" calcext:value-type="string">
            <text:p>w,o,p,n,z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10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pwqxgcnd</text:p>
          </table:table-cell>
          <table:table-cell/>
          <table:table-cell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1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1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gpohqnd</text:p>
          </table:table-cell>
          <table:table-cell/>
          <table:table-cell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13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/>
          <table:table-cell office:value-type="string" calcext:value-type="string">
            <text:p>p,w,o,c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4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/>
          <table:table-cell office:value-type="string" calcext:value-type="string">
            <text:p>o,c,w,g,z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/>
          <table:table-cell office:value-type="string" calcext:value-type="string">
            <text:p>w,p,g,z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/>
          <table:table-cell office:value-type="string" calcext:value-type="string">
            <text:p>p,w,o,z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/>
          <table:table-cell office:value-type="string" calcext:value-type="string">
            <text:p>p,o,c,q,n,d,w,g,z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18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g</text:p>
          </table:table-cell>
          <table:table-cell office:value-type="string" calcext:value-type="string">
            <text:p>pocgwh</text:p>
          </table:table-cell>
          <table:table-cell/>
          <table:table-cell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19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/>
          <table:table-cell office:value-type="string" calcext:value-type="string">
            <text:p>p,w,g,o,c,z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/>
          <table:table-cell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/>
          <table:table-cell office:value-type="string" calcext:value-type="string">
            <text:p>c,o,p,w,g,x,q,z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2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/>
          <table:table-cell office:value-type="string" calcext:value-type="string">
            <text:p>p,w,t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2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/>
          <table:table-cell office:value-type="string" calcext:value-type="string">
            <text:p>p,o,c,w,g,q,z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24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yqxhandb</text:p>
          </table:table-cell>
          <table:table-cell/>
          <table:table-cell office:value-type="string" calcext:value-type="string">
            <text:p>w,p,o,z,c,g,y,q,x,h,a,n,d,b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 table:formula="of:=LEN([.E25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y</text:p>
          </table:table-cell>
          <table:table-cell/>
          <table:table-cell office:value-type="string" calcext:value-type="string">
            <text:p>c,w,p,z,o,y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yc</text:p>
          </table:table-cell>
          <table:table-cell/>
          <table:table-cell office:value-type="string" calcext:value-type="string">
            <text:p>p,w,z,o,y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/>
          <table:table-cell office:value-type="string" calcext:value-type="string">
            <text:p>p,o,c,g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28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cog</text:p>
          </table:table-cell>
          <table:table-cell office:value-type="string" calcext:value-type="string">
            <text:p>powctgdnh</text:p>
          </table:table-cell>
          <table:table-cell/>
          <table:table-cell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29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"/>
          <table:table-cell table:style-name="ce3"/>
          <table:table-cell table:number-columns-repeated="8"/>
          <table:table-cell table:formula="of:=LEN([.E3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office:value-type="string" calcext:value-type="string">
            <text:p>powgcpo</text:p>
          </table:table-cell>
          <table:table-cell office:value-type="string" calcext:value-type="string">
            <text:p>powgcqn</text:p>
          </table:table-cell>
          <table:table-cell/>
          <table:table-cell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31])" office:value-type="float" office:value="7" calcext:value-type="float">
            <text:p>7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/>
          <table:table-cell office:value-type="string" calcext:value-type="string">
            <text:p>p,w,z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/>
          <table:table-cell office:value-type="string" calcext:value-type="string">
            <text:p>p,w,o,z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3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/>
          <table:table-cell office:value-type="string" calcext:value-type="string">
            <text:p>c,o,p,d,n,g,q,h,w,z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4])" office:value-type="float" office:value="10" calcext:value-type="float">
            <text:p>10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/>
          <table:table-cell office:value-type="string" calcext:value-type="string">
            <text:p>p,g,z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3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opwg</text:p>
          </table:table-cell>
          <table:table-cell office:value-type="string" calcext:value-type="string">
            <text:p>wgptocnqxh</text:p>
          </table:table-cell>
          <table:table-cell/>
          <table:table-cell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24" calcext:value-type="float">
            <text:p>0.824</text:p>
          </table:table-cell>
          <table:table-cell table:formula="of:=LEN([.E36])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/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zcwgty</text:p>
          </table:table-cell>
          <table:table-cell/>
          <table:table-cell office:value-type="string" calcext:value-type="string">
            <text:p>p,z,c,w,g,t,y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/>
          <table:table-cell office:value-type="string" calcext:value-type="string">
            <text:p>p,c,g,w,o,z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39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/>
          <table:table-cell office:value-type="string" calcext:value-type="string">
            <text:p>p,o,q,n,c,g,z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4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/>
          <table:table-cell office:value-type="string" calcext:value-type="string">
            <text:p>p,w,t,g,c,z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1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/>
          <table:table-cell office:value-type="string" calcext:value-type="string">
            <text:p>p,o,c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/>
          <table:table-cell office:value-type="string" calcext:value-type="string">
            <text:p>p,g,z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4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2" office:value-type="string" calcext:value-type="string">
            <text:p>cwopg</text:p>
          </table:table-cell>
          <table:table-cell/>
          <table:table-cell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/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45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/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46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/>
          <table:table-cell office:value-type="string" calcext:value-type="string">
            <text:p>p,o,c,w,d,q,n,z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table:formula="of:=LEN([.E47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/>
          <table:table-cell office:value-type="string" calcext:value-type="string">
            <text:p>p,w,z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2" office:value-type="string" calcext:value-type="string">
            <text:p>cptgo</text:p>
          </table:table-cell>
          <table:table-cell/>
          <table:table-cell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7"/>
          <table:table-cell table:style-name="ce3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LEN([.E5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y</text:p>
          </table:table-cell>
          <table:table-cell/>
          <table:table-cell office:value-type="string" calcext:value-type="string">
            <text:p>p,o,c,z,w,g,y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1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/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2])" office:value-type="float" office:value="5" calcext:value-type="float">
            <text:p>5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/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53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/>
          <table:table-cell office:value-type="string" calcext:value-type="string">
            <text:p>g,p,w,z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gwpx</text:p>
          </table:table-cell>
          <table:table-cell/>
          <table:table-cell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5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/>
          <table:table-cell office:value-type="string" calcext:value-type="string">
            <text:p>c,w,o,p,g,t,z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5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/>
          <table:table-cell office:value-type="string" calcext:value-type="string">
            <text:p>p,o,c,z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7"/>
          <table:table-cell table:style-name="ce3"/>
          <table:table-cell table:number-columns-repeated="8"/>
          <table:table-cell table:formula="of:=LEN([.E58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/>
          <table:table-cell office:value-type="string" calcext:value-type="string">
            <text:p>o,c,p,w,g,z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59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/>
          <table:table-cell office:value-type="string" calcext:value-type="string">
            <text:p>p,w,g,t,z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6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/>
          <table:table-cell office:value-type="string" calcext:value-type="string">
            <text:p>p,o,c,g,w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/>
          <table:table-cell office:value-type="string" calcext:value-type="string">
            <text:p>t,g,c,w,p,z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/>
          <table:table-cell office:value-type="string" calcext:value-type="string">
            <text:p>p,o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6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2" office:value-type="string" calcext:value-type="string">
            <text:p>pgcow</text:p>
          </table:table-cell>
          <table:table-cell/>
          <table:table-cell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2" office:value-type="string" calcext:value-type="string">
            <text:p>opwg</text:p>
          </table:table-cell>
          <table:table-cell/>
          <table:table-cell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/>
          <table:table-cell office:value-type="string" calcext:value-type="string">
            <text:p>w,p,g,c,o,x,q,d,z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66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e</text:p>
          </table:table-cell>
          <table:table-cell/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[-0.451354,-0.413918,0.156247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/>
          <table:table-cell office:value-type="string" calcext:value-type="string">
            <text:p>p,t,w,g,z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69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/>
          <table:table-cell office:value-type="string" calcext:value-type="string">
            <text:p>p,o,c,z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y</text:p>
          </table:table-cell>
          <table:table-cell/>
          <table:table-cell office:value-type="string" calcext:value-type="string">
            <text:p>p,o,c,z,w,g,y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1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tgpcowpgpwcog</text:p>
          </table:table-cell>
          <table:table-cell office:value-type="string" calcext:value-type="string">
            <text:p>tgpcowqhmxdni</text:p>
          </table:table-cell>
          <table:table-cell/>
          <table:table-cell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62" calcext:value-type="float">
            <text:p>0.862</text:p>
          </table:table-cell>
          <table:table-cell table:formula="of:=LEN([.E72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/>
          <table:table-cell office:value-type="string" calcext:value-type="string">
            <text:p>g,w,p,z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/>
          <table:table-cell office:value-type="string" calcext:value-type="string">
            <text:p>p,z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table:formula="of:=LEN([.E74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/>
          <table:table-cell office:value-type="string" calcext:value-type="string">
            <text:p>p,w,o,g,z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23" calcext:value-type="float">
            <text:p>0.723</text:p>
          </table:table-cell>
          <table:table-cell table:formula="of:=LEN([.E75])" office:value-type="float" office:value="6" calcext:value-type="float">
            <text:p>6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/>
          <table:table-cell office:value-type="string" calcext:value-type="string">
            <text:p>p,w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/>
          <table:table-cell office:value-type="string" calcext:value-type="string">
            <text:p>g,w,p,o,c,n,z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7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/>
          <table:table-cell office:value-type="string" calcext:value-type="string">
            <text:p>w,t,p,c,o,d,z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7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/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table:formula="of:=LEN([.E79])" office:value-type="float" office:value="4" calcext:value-type="float">
            <text:p>4</text:p>
          </table:table-cell>
          <table:table-cell table:number-columns-repeated="1005"/>
          <table:table-cell table:style-name="ce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/>
          <table:table-cell office:value-type="string" calcext:value-type="string">
            <text:p>p,o,c,n,d,w,t,z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806" calcext:value-type="float">
            <text:p>0.806</text:p>
          </table:table-cell>
          <table:table-cell table:formula="of:=LEN([.E80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/>
          <table:table-cell office:value-type="string" calcext:value-type="string">
            <text:p>p,w,o,c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 table:formula="of:=LEN([.E81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/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/>
          <table:table-cell office:value-type="string" calcext:value-type="string">
            <text:p>p,o,c,t,z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756" calcext:value-type="float">
            <text:p>0.756</text:p>
          </table:table-cell>
          <table:table-cell table:formula="of:=LEN([.E83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y</text:p>
          </table:table-cell>
          <table:table-cell/>
          <table:table-cell office:value-type="string" calcext:value-type="string">
            <text:p>p,w,z,o,c,y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023"/>
          <table:table-cell/>
        </table:table-row>
        <table:table-row table:style-name="ro1">
          <table:table-cell table:style-name="Default" table:number-columns-repeated="14"/>
          <table:table-cell table:style-name="Default" table:formula="of:=SUM([.O2:.O84])/29" office:value-type="float" office:value="0.706137931034483" calcext:value-type="float">
            <text:p>0.706137931034483</text:p>
          </table:table-cell>
          <table:table-cell table:style-name="Default" table:number-columns-repeated="100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0:12:40.424905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8T11:11:12.415923372</dc:date>
    <meta:editing-duration>P6DT1H55M39S</meta:editing-duration>
    <meta:editing-cycles>27</meta:editing-cycles>
    <meta:generator>LibreOffice/6.0.7.3$Linux_X86_64 LibreOffice_project/00m0$Build-3</meta:generator>
    <meta:document-statistic meta:table-count="1" meta:cell-count="1234" meta:object-count="0"/>
  </office:meta>
</office:document-meta>
</file>